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2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fo:background-color="transparent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style:text-underline-style="solid" style:text-underline-width="auto" style:text-underline-color="font-color" fo:font-weight="normal" fo:background-color="transparent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d4d4d4" fo:background-color="transparent"/>
    </style:style>
    <style:style style:name="P5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style:line-height-at-least="0.503cm"/>
      <style:text-properties fo:background-color="transparent"/>
    </style:style>
    <style:style style:name="P9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fo:background-color="transparent"/>
    </style:style>
    <style:style style:name="P10" style:family="paragraph" style:parent-style-name="Footer">
      <style:paragraph-properties fo:text-align="end" style:justify-single-word="false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808080" style:text-underline-style="none" fo:font-weight="normal" style:font-weight-asian="normal" style:font-weight-complex="normal"/>
    </style:style>
    <style:style style:name="T4" style:family="text">
      <style:text-properties fo:color="#808080" style:text-underline-style="none" style:font-weight-asian="normal" style:font-weight-complex="normal"/>
    </style:style>
    <style:style style:name="T5" style:family="text">
      <style:text-properties fo:color="#569cd6"/>
    </style:style>
    <style:style style:name="T6" style:family="text">
      <style:text-properties fo:color="#569cd6" style:font-name="Consolas" fo:font-size="10.5pt" fo:font-weight="normal"/>
    </style:style>
    <style:style style:name="T7" style:family="text">
      <style:text-properties fo:color="#569cd6" style:text-underline-style="none" style:font-weight-asian="normal" style:font-weight-complex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font-size="10.5pt" fo:font-weight="normal"/>
    </style:style>
    <style:style style:name="T10" style:family="text">
      <style:text-properties fo:color="#9cdcfe" style:text-underline-style="none" style:font-weight-asian="normal" style:font-weight-complex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style:font-weight-asian="normal" style:font-weight-complex="normal"/>
    </style:style>
    <style:style style:name="T16" style:family="text">
      <style:text-properties fo:color="#d7ba7d"/>
    </style:style>
    <style:style style:name="T17" style:family="text">
      <style:text-properties fo:color="#d7ba7d" style:text-underline-style="none" style:font-weight-asian="normal" style:font-weight-complex="normal"/>
    </style:style>
    <style:style style:name="T18" style:family="text">
      <style:text-properties fo:color="#b5cea8" style:font-name="Consolas" fo:font-size="10.5pt" fo:font-weight="normal"/>
    </style:style>
    <style:style style:name="T1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&lt;!</text:span><text:span text:style-name="T7">DOCTYPE</text:span><text:span text:style-name="T15"> </text:span><text:span text:style-name="T10">html</text:span><text:span text:style-name="T4">&gt;</text:span></text:p>
      <text:p text:style-name="P1"><text:span text:style-name="T1">&lt;</text:span><text:span text:style-name="T5">html</text:span> <text:span text:style-name="T8">lang</text:span>=<text:span text:style-name="T11">"en"</text:span><text:span text:style-name="T1">&gt;</text:span></text:p>
      <text:p text:style-name="P8"/>
      <text:p text:style-name="P1"><text:span text:style-name="T1">&lt;</text:span><text:span text:style-name="T5">head</text:span><text:span text:style-name="T1">&gt;</text:span></text:p>
      <text:p text:style-name="P4">    <text:span text:style-name="T2">&lt;</text:span><text:span text:style-name="T6">meta</text:span><text:span text:style-name="T13"> </text:span><text:span text:style-name="T9">charset</text:span><text:span text:style-name="T13">=</text:span><text:span text:style-name="T12">"UTF-8"</text:span><text:span text:style-name="T2">&gt;</text:span></text:p>
      <text:p text:style-name="P4">    <text:span text:style-name="T2">&lt;</text:span><text:span text:style-name="T6">meta</text:span><text:span text:style-name="T13"> </text:span><text:span text:style-name="T9">name</text:span><text:span text:style-name="T13">=</text:span><text:span text:style-name="T12">"viewport"</text:span><text:span text:style-name="T13"> </text:span><text:span text:style-name="T9">content</text:span><text:span text:style-name="T13">=</text:span><text:span text:style-name="T12">"width=device-width, initial-scale=1.0"</text:span><text:span text:style-name="T2">&gt;</text:span></text:p>
      <text:p text:style-name="P4">    <text:span text:style-name="T2">&lt;</text:span><text:span text:style-name="T6">title</text:span><text:span text:style-name="T2">&gt;</text:span><text:span text:style-name="T13">Exercice 3</text:span><text:span text:style-name="T2">&lt;/</text:span><text:span text:style-name="T6">title</text:span><text:span text:style-name="T2">&gt;</text:span></text:p>
      <text:p text:style-name="P8"/>
      <text:p text:style-name="P4">    <text:span text:style-name="T2">&lt;</text:span><text:span text:style-name="T6">link</text:span><text:span text:style-name="T13"> </text:span><text:span text:style-name="T9">rel</text:span><text:span text:style-name="T13">=</text:span><text:span text:style-name="T12">"stylesheet"</text:span><text:span text:style-name="T13"> </text:span><text:span text:style-name="T9">href</text:span><text:span text:style-name="T13">=</text:span><text:span text:style-name="T12">"../css/bootstrap.min.css"</text:span><text:span text:style-name="T2">&gt;</text:span></text:p>
      <text:p text:style-name="P4">    </text:p>
      <text:p text:style-name="P4">    <text:span text:style-name="T2">&lt;</text:span><text:span text:style-name="T6">link</text:span><text:span text:style-name="T13"> </text:span><text:span text:style-name="T9">rel</text:span><text:span text:style-name="T13">=</text:span><text:span text:style-name="T12">"stylesheet"</text:span><text:span text:style-name="T13"> </text:span><text:span text:style-name="T9">href</text:span><text:span text:style-name="T13">=</text:span><text:span text:style-name="T12">"./styles.css"</text:span><text:span text:style-name="T2">&gt;</text:span></text:p>
      <text:p text:style-name="P1"><text:span text:style-name="T1">&lt;/</text:span><text:span text:style-name="T5">head</text:span><text:span text:style-name="T1">&gt;</text:span></text:p>
      <text:p text:style-name="P8"/>
      <text:p text:style-name="P1"><text:span text:style-name="T1">&lt;</text:span><text:span text:style-name="T5">body</text:span><text:span text:style-name="T1">&gt;</text:span></text:p>
      <text:p text:style-name="P8"/>
      <text:p text:style-name="P4">    <text:span text:style-name="T2">&lt;</text:span><text:span text:style-name="T6">div</text:span><text:span text:style-name="T13"> </text:span><text:span text:style-name="T9">class</text:span><text:span text:style-name="T13">=</text:span><text:span text:style-name="T12">"container"</text:span><text:span text:style-name="T2">&gt;</text:span></text:p>
      <text:p text:style-name="P8"/>
      <text:p text:style-name="P4">        <text:span text:style-name="T2">&lt;</text:span><text:span text:style-name="T6">div</text:span><text:span text:style-name="T13"> </text:span><text:span text:style-name="T9">class</text:span><text:span text:style-name="T13">=</text:span><text:span text:style-name="T12">"row"</text:span><text:span text:style-name="T2">&gt;</text:span></text:p>
      <text:p text:style-name="P8"/>
      <text:p text:style-name="P4">            <text:span text:style-name="T2">&lt;</text:span><text:span text:style-name="T6">div</text:span><text:span text:style-name="T13"> </text:span><text:span text:style-name="T9">class</text:span><text:span text:style-name="T13">=</text:span><text:span text:style-name="T12">"col-12"</text:span><text:span text:style-name="T2">&gt;</text:span></text:p>
      <text:p text:style-name="P8"/>
      <text:p text:style-name="P4">                <text:span text:style-name="T2">&lt;</text:span><text:span text:style-name="T6">form</text:span><text:span text:style-name="T2">&gt;</text:span></text:p>
      <text:p text:style-name="P4">                    <text:span text:style-name="T2">&lt;</text:span><text:span text:style-name="T6">div</text:span><text:span text:style-name="T13"> </text:span><text:span text:style-name="T9">class</text:span><text:span text:style-name="T13">=</text:span><text:span text:style-name="T12">"mb-3"</text:span><text:span text:style-name="T2">&gt;</text:span></text:p>
      <text:p text:style-name="P4">                      <text:span text:style-name="T2">&lt;</text:span><text:span text:style-name="T6">label</text:span><text:span text:style-name="T13"> </text:span><text:span text:style-name="T9">for</text:span><text:span text:style-name="T13">=</text:span><text:span text:style-name="T12">"exampleInputEmail1"</text:span><text:span text:style-name="T13"> </text:span><text:span text:style-name="T9">class</text:span><text:span text:style-name="T13">=</text:span><text:span text:style-name="T12">"form-label"</text:span><text:span text:style-name="T2">&gt;</text:span><text:span text:style-name="T13">Email</text:span><text:span text:style-name="T2">&lt;/</text:span><text:span text:style-name="T6">label</text:span><text:span text:style-name="T2">&gt;</text:span></text:p>
      <text:p text:style-name="P4">                      <text:span text:style-name="T2">&lt;</text:span><text:span text:style-name="T6">input</text:span><text:span text:style-name="T13"> </text:span><text:span text:style-name="T9">type</text:span><text:span text:style-name="T13">=</text:span><text:span text:style-name="T12">"email"</text:span><text:span text:style-name="T13"> </text:span><text:span text:style-name="T9">class</text:span><text:span text:style-name="T13">=</text:span><text:span text:style-name="T12">"form-control"</text:span><text:span text:style-name="T13"> </text:span><text:span text:style-name="T9">id</text:span><text:span text:style-name="T13">=</text:span><text:span text:style-name="T12">"exampleInputEmail1"</text:span><text:span text:style-name="T13"> </text:span><text:span text:style-name="T9">aria-describedby</text:span><text:span text:style-name="T13">=</text:span><text:span text:style-name="T12">"emailHelp"</text:span><text:span text:style-name="T13"> </text:span><text:span text:style-name="T9">placeholder</text:span><text:span text:style-name="T13">=</text:span><text:span text:style-name="T12">"Votre email"</text:span><text:span text:style-name="T2">&gt;</text:span></text:p>
      <text:p text:style-name="P4">                    <text:span text:style-name="T2">&lt;/</text:span><text:span text:style-name="T6">div</text:span><text:span text:style-name="T2">&gt;</text:span></text:p>
      <text:p text:style-name="P4">                    <text:span text:style-name="T2">&lt;</text:span><text:span text:style-name="T6">div</text:span><text:span text:style-name="T13"> </text:span><text:span text:style-name="T9">class</text:span><text:span text:style-name="T13">=</text:span><text:span text:style-name="T12">"mb-3"</text:span><text:span text:style-name="T2">&gt;</text:span></text:p>
      <text:p text:style-name="P4">                      <text:span text:style-name="T2">&lt;</text:span><text:span text:style-name="T6">label</text:span><text:span text:style-name="T13"> </text:span><text:span text:style-name="T9">for</text:span><text:span text:style-name="T13">=</text:span><text:span text:style-name="T12">"exampleInputPassword1"</text:span><text:span text:style-name="T13"> </text:span><text:span text:style-name="T9">class</text:span><text:span text:style-name="T13">=</text:span><text:span text:style-name="T12">"form-label"</text:span><text:span text:style-name="T2">&gt;</text:span><text:span text:style-name="T13">Mot de passe</text:span><text:span text:style-name="T2">&lt;/</text:span><text:span text:style-name="T6">label</text:span><text:span text:style-name="T2">&gt;</text:span></text:p>
      <text:p text:style-name="P4">                      <text:span text:style-name="T2">&lt;</text:span><text:span text:style-name="T6">input</text:span><text:span text:style-name="T13"> </text:span><text:span text:style-name="T9">type</text:span><text:span text:style-name="T13">=</text:span><text:span text:style-name="T12">"password"</text:span><text:span text:style-name="T13"> </text:span><text:span text:style-name="T9">class</text:span><text:span text:style-name="T13">=</text:span><text:span text:style-name="T12">"form-control"</text:span><text:span text:style-name="T13"> </text:span><text:span text:style-name="T9">id</text:span><text:span text:style-name="T13">=</text:span><text:span text:style-name="T12">"exampleInputPassword1"</text:span><text:span text:style-name="T13"> </text:span><text:span text:style-name="T9">placeholder</text:span><text:span text:style-name="T13">=</text:span><text:span text:style-name="T12">"Votre mot de passe"</text:span><text:span text:style-name="T2">&gt;</text:span></text:p>
      <text:p text:style-name="P4">                    <text:span text:style-name="T2">&lt;/</text:span><text:span text:style-name="T6">div</text:span><text:span text:style-name="T2">&gt;</text:span><text:span text:style-name="T13">        </text:span></text:p>
      <text:p text:style-name="P4">                    <text:span text:style-name="T2">&lt;</text:span><text:span text:style-name="T6">button</text:span><text:span text:style-name="T13"> </text:span><text:span text:style-name="T9">type</text:span><text:span text:style-name="T13">=</text:span><text:span text:style-name="T12">"submit"</text:span><text:span text:style-name="T13"> </text:span><text:span text:style-name="T9">class</text:span><text:span text:style-name="T13">=</text:span><text:span text:style-name="T12">"btn btn-primary"</text:span><text:span text:style-name="T2">&gt;</text:span><text:span text:style-name="T13">Envoyer</text:span><text:span text:style-name="T2">&lt;/</text:span><text:span text:style-name="T6">button</text:span><text:span text:style-name="T2">&gt;</text:span></text:p>
      <text:p text:style-name="P4">                  <text:span text:style-name="T2">&lt;/</text:span><text:span text:style-name="T6">form</text:span><text:span text:style-name="T2">&gt;</text:span></text:p>
      <text:p text:style-name="P8"/>
      <text:p text:style-name="P4">            <text:span text:style-name="T2">&lt;/</text:span><text:span text:style-name="T6">div</text:span><text:span text:style-name="T2">&gt;</text:span></text:p>
      <text:p text:style-name="P8"/>
      <text:p text:style-name="P4">        <text:span text:style-name="T2">&lt;/</text:span><text:span text:style-name="T6">div</text:span><text:span text:style-name="T2">&gt;</text:span></text:p>
      <text:p text:style-name="P8"/>
      <text:p text:style-name="P4">    <text:span text:style-name="T2">&lt;/</text:span><text:span text:style-name="T6">div</text:span><text:span text:style-name="T2">&gt;</text:span></text:p>
      <text:p text:style-name="P8"/>
      <text:p text:style-name="P1"><text:span text:style-name="T1">&lt;/</text:span><text:span text:style-name="T5">body</text:span><text:span text:style-name="T1">&gt;</text:span></text:p>
      <text:p text:style-name="P8"/>
      <text:p text:style-name="P1"><text:span text:style-name="T1">&lt;/</text:span><text:span text:style-name="T5">html</text:span><text:span text:style-name="T1">&gt;</text:span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688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ootstrap <text:tab/>Exercise 3<text:tab/><text:span text:style-name="MT1">HTML</text:span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2:15:28.95</meta:creation-date>
    <dc:date>2021-03-21T12:22:57.74</dc:date>
    <meta:editing-duration>PT7M27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1" meta:paragraph-count="32" meta:word-count="72" meta:character-count="1171"/>
  </office:meta>
</office:document-meta>
</file>